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f2acd" officeooo:paragraph-rsid="000f2acd" style:font-weight-asian="normal" style:font-weight-complex="normal"/>
    </style:style>
    <style:style style:name="P2" style:family="paragraph" style:parent-style-name="Standard">
      <style:paragraph-properties fo:text-align="center" style:justify-single-word="false"/>
      <style:text-properties fo:font-size="20pt" fo:font-weight="bold" officeooo:rsid="000f2acd" officeooo:paragraph-rsid="000f2acd" style:font-weight-asian="bold" style:font-weight-complex="bold"/>
    </style:style>
    <style:style style:name="P3" style:family="paragraph" style:parent-style-name="Text_20_body">
      <style:text-properties fo:font-weight="normal" officeooo:rsid="000f2acd" officeooo:paragraph-rsid="000f2acd" style:font-weight-asian="normal" style:font-weight-complex="normal"/>
    </style:style>
    <style:style style:name="P4" style:family="paragraph" style:parent-style-name="Text_20_body">
      <style:paragraph-properties fo:text-align="start" style:justify-single-word="false"/>
      <style:text-properties fo:font-weight="normal" officeooo:rsid="000f2acd" officeooo:paragraph-rsid="000f2acd"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 ASSIGNMENT</text:p>
      <text:p text:style-name="P2">Cascade formation</text:p>
      <text:p text:style-name="P1">Name: <text:span text:style-name="T1">Ankit Dimri</text:span></text:p>
      <text:p text:style-name="P1">Roll No.: <text:span text:style-name="T1">17BCS004</text:span></text:p>
      <text:p text:style-name="Horizontal_20_Line"/>
      <text:p text:style-name="P3">The folling code simulates the formation of cascades in Karate club network with varing seed nodes and threshlod values, demonstrating the role of seed nodes and threshhold in fomation of cascades.</text:p>
      <text:p text:style-name="P3">Complete cascade is a cascade formed when all nodes of the network become a part of the cascade.</text:p>
      <text:p text:style-name="P3">Incomplete cascade is formed when only a partial number of nodes of the network take part in the cascade.</text:p>
      <text:p text:style-name="P3"/>
      <text:p text:style-name="P3">Source code:</text:p>
      <text:p text:style-name="P4">(C) Ankit Dimri</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2T23:51:51.274802860</meta:creation-date>
    <dc:date>2020-04-22T23:58:41.335655247</dc:date>
    <meta:editing-duration>PT6M50S</meta:editing-duration>
    <meta:editing-cycles>1</meta:editing-cycles>
    <meta:document-statistic meta:table-count="0" meta:image-count="0" meta:object-count="0" meta:page-count="1" meta:paragraph-count="9" meta:word-count="83" meta:character-count="491" meta:non-whitespace-character-count="417"/>
    <meta:generator>LibreOffice/6.3.5.2$Linux_X86_64 LibreOffice_project/30$Build-2</meta:generator>
  </office:meta>
</office:document-meta>
</file>